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nanim" style:family="table">
      <style:table-properties style:width="17cm" table:align="margins"/>
    </style:style>
    <style:style style:name="nanim.A" style:family="table-column">
      <style:table-column-properties style:column-width="5.666cm" style:rel-column-width="21840*"/>
    </style:style>
    <style:style style:name="nanim.B" style:family="table-column">
      <style:table-column-properties style:column-width="7.38cm" style:rel-column-width="28449*"/>
    </style:style>
    <style:style style:name="nanim.C" style:family="table-column">
      <style:table-column-properties style:column-width="3.955cm" style:rel-column-width="15246*"/>
    </style:style>
    <style:style style:name="nanim.A1" style:family="table-cell">
      <style:table-cell-properties fo:padding="0.097cm" fo:border-left="0.002cm solid #000000" fo:border-right="none" fo:border-top="0.002cm solid #000000" fo:border-bottom="0.002cm solid #000000"/>
    </style:style>
    <style:style style:name="nanim.C1" style:family="table-cell">
      <style:table-cell-properties fo:padding="0.097cm" fo:border="0.002cm solid #000000"/>
    </style:style>
    <style:style style:name="nanim.A2" style:family="table-cell">
      <style:table-cell-properties fo:padding="0.097cm" fo:border-left="0.002cm solid #000000" fo:border-right="none" fo:border-top="none" fo:border-bottom="0.002cm solid #000000"/>
    </style:style>
    <style:style style:name="nanim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imes New Roman" fo:font-size="12pt" fo:font-style="normal" fo:text-shadow="none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justify" style:justify-single-word="false"/>
      <style:text-properties style:font-name="Times New Roman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text-properties style:font-name="Times New Roman" fo:font-size="11pt" fo:language="en" fo:country="US" style:font-size-asian="11pt" style:font-size-complex="11pt"/>
    </style:style>
    <style:style style:name="P8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style:text-autospace="none" style:writing-mode="lr-tb"/>
      <style:text-properties style:font-name="Times New Roman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text-properties style:text-outline="false" style:text-line-through-style="none" style:font-name="Times New Roman" fo:font-size="11pt" fo:language="ru" fo:country="RU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style:font-name="Times New Roman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8" style:family="paragraph" style:parent-style-name="Standard">
      <style:text-properties style:font-name="Times New Roman" fo:font-size="11pt" fo:language="en" fo:country="US" style:font-size-asian="11pt" style:font-size-complex="11pt"/>
    </style:style>
    <style:style style:name="P19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emphasize="none" style:text-overline-style="none" style:text-overline-color="font-color"/>
    </style:style>
    <style:style style:name="P24" style:family="paragraph" style:parent-style-name="Standard">
      <style:paragraph-properties fo:text-align="justify" style:justify-single-word="false" style:text-autospace="none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 style:text-autospace="none" style:writing-mode="lr-tb"/>
      <style:text-properties style:font-name="Times New Roman" fo:font-size="6.5pt" style:font-size-asian="6.5pt" style:font-size-complex="6.5pt"/>
    </style:style>
    <style:style style:name="P26" style:family="paragraph" style:parent-style-name="Standard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font-name="Times New Roman" fo:font-size="6.5pt" fo:font-style="normal" fo:text-shadow="none" style:text-underline-style="none" fo:font-weight="normal" style:font-name-asian="Times New Roman" style:font-size-asian="6.5pt" style:font-style-asian="normal" style:font-weight-asian="normal" style:font-name-complex="Times New Roman" style:font-size-complex="6.5pt" style:font-style-complex="normal" style:font-weight-complex="normal" style:text-emphasize="none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1pt" fo:language="en" fo:country="US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" style:font-name-complex="Times New Roman"/>
    </style:style>
    <style:style style:name="T3" style:family="text">
      <style:text-properties style:text-outline="false" style:text-line-through-style="none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language="ru" fo:country="RU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1pt" fo:language="en" fo:country="US" style:font-size-asian="11pt" style:font-size-complex="11pt"/>
    </style:style>
    <style:style style:name="T11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С<text:span text:style-name="T8">ОГЛАШЕНИЕ</text:span></text:p>
      <text:p text:style-name="P8">к договору № $<text:span text:style-name="T10">registration_num</text:span>$ социального найма жилого помещения от $<text:span text:style-name="T10">registration_date</text:span>$</text:p>
      <text:p text:style-name="P12"/>
      <text:p text:style-name="P9">Иркутская область, город Братск, <text:span text:style-name="T1">$</text:span><text:span text:style-name="T11">registration_date_str</text:span><text:span text:style-name="T1">$</text:span></text:p>
      <text:p text:style-name="P10"><text:tab/>$<text:span text:style-name="T6">committee_name</text:span>$, $<text:span text:style-name="T6">in_face_of</text:span>$, далее - Наймодатель, с одной стороны, и гражданин (ка) </text:p>
      <text:p text:style-name="P9"><text:span text:style-name="T7">$tenant_snp</text:span><text:span text:style-name="T12">$, $</text:span><text:span text:style-name="T7">tenant_date_of_birth</text:span><text:span text:style-name="T12">$</text:span><text:span text:style-name="T9">, </text:span></text:p>
      <text:p text:style-name="P22"><text:span text:style-name="T9">(ФИО полностью, дата рождения)</text:span></text:p>
      <text:p text:style-name="P10"><text:span text:style-name="T8">далее - </text:span>Наниматель, с другой стороны, <text:span text:style-name="T8">заключили Соглашение о нижеследующем:</text:span></text:p>
      <text:p text:style-name="P10"/>
      <text:p text:style-name="P9">1. Предмет Соглашения.</text:p>
      <text:p text:style-name="P10"><text:tab/>$<text:span text:style-name="T6">agreement_content</text:span>$</text:p>
      <text:p text:style-name="P11"><text:span text:style-name="T2"><text:tab/>1.2. Настоящее Соглашение </text:span>составлено в 2-х экземплярах, имеющих одинаковую юридическую силу, по одному для каждой из Сторон и вступает в силу с момента его подписания.</text:p>
      <text:p text:style-name="P4"/>
      <text:p text:style-name="P5">2. Юридические адреса Сторон<text:span text:style-name="T6">.</text:span></text:p>
      <text:p text:style-name="P26"><text:span text:style-name="T13">Наймодатель</text:span>: </text:p>
      <text:p text:style-name="P21"><text:span text:style-name="T6">$committee_name$</text:span>, 665708, город Братск, жилой район Центральный, проспект Ленина 37</text:p>
      <text:p text:style-name="Standard"/>
      <text:p text:style-name="Standard"/>
      <text:p text:style-name="Standard"/>
      <text:p text:style-name="Standard"><text:span text:style-name="T14">_______________________</text:span> <text:span text:style-name="T4">$</text:span><text:span text:style-name="T5">chairman_snp</text:span><text:span text:style-name="T4">$</text:span></text:p>
      <text:p text:style-name="P23"><text:s text:c="18"/>(подпись, м.п.)</text:p>
      <text:p text:style-name="P3"/>
      <text:p text:style-name="P3"/>
      <text:p text:style-name="P1">Наниматель:</text:p>
      <table:table table:name="nanim" table:style-name="nanim">
        <table:table-column table:style-name="nanim.A"/>
        <table:table-column table:style-name="nanim.B"/>
        <table:table-column table:style-name="nanim.C"/>
        <table:table-row>
          <table:table-cell table:style-name="nanim.A1" office:value-type="string">
            <text:p text:style-name="P6">ФИО</text:p>
          </table:table-cell>
          <table:table-cell table:style-name="nanim.A1" office:value-type="string">
            <text:p text:style-name="P6">Паспортные данные</text:p>
          </table:table-cell>
          <table:table-cell table:style-name="nanim.C1" office:value-type="string">
            <text:p text:style-name="P6">Подпись</text:p>
          </table:table-cell>
        </table:table-row>
        <table:table-row>
          <table:table-cell table:style-name="nanim.A2" office:value-type="string">
            <text:p text:style-name="P29">$tenant_snp$</text:p>
          </table:table-cell>
          <table:table-cell table:style-name="nanim.A2" office:value-type="string">
            <text:p text:style-name="P29">$tenant_document$</text:p>
          </table:table-cell>
          <table:table-cell table:style-name="nanim.C2" office:value-type="string">
            <text:p text:style-name="P6"/>
          </table:table-cell>
        </table:table-row>
      </table:table>
      <text:p text:style-name="P7">$guardian$</text:p>
      <text:p text:style-name="P7"/>
      <text:p text:style-name="P7"/>
      <text:p text:style-name="P7"/>
      <text:p text:style-name="P2">Согласовано:</text:p>
      <text:p text:style-name="P15">Юридический отдел</text:p>
      <text:p text:style-name="P2">« <text:s text:c="6"/>» _______________ 20___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4:06:40.76</meta:creation-date>
    <meta:editing-duration>PT3M56S</meta:editing-duration>
    <meta:editing-cycles>2</meta:editing-cycles>
    <meta:generator>OpenOffice.org/3.4.1$Win32 OpenOffice.org_project/341m1$Build-9593</meta:generator>
    <meta:document-statistic meta:table-count="1" meta:image-count="0" meta:object-count="0" meta:page-count="1" meta:paragraph-count="25" meta:word-count="106" meta:character-count="929"/>
    <dc:date>2014-11-05T14:27:09.09</dc:date>
  </office:meta>
</office:document-meta>
</file>